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6.10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4.27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528cm" fo:min-width="4.5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 to Envoy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nvoy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loud Native L4/L7 Proxy</text:p>
              </text:list-item>
              <text:list-item>
                <text:p>Extendability</text:p>
              </text:list-item>
              <text:list-item>
                <text:p>Control via API (control plane / data plane)</text:p>
              </text:list-item>
              <text:list-item>
                <text:p>Observabilit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Extendability is important so that each company can adapter envoy to its use case.</text:p>
              <text:p>Control via API and Observability enabled deployment at scale. </text:p>
              <text:p>Control via API: (dataplane / control plane) No need to manage configuration files on servers. Envoy can receive it’s configuration from a configuration server. This allows for varying deployment patterns, rapid scale out, easier configuration management.</text:p>
              <text:p>Observability: When deploying at scale you have to have aggregate observability (tracing and\or metrics). There is no other good way at scale to understand the health of your system.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re Concept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Listener</text:p>
              </text:list-item>
              <text:list-item>
                <text:p>Cluster</text:p>
              </text:list-item>
              <text:list-item>
                <text:p>Endpoint/Cluster member/Cluster Load Assignment</text:p>
              </text:list-item>
              <text:list-item>
                <text:p>Routes</text:p>
              </text:list-item>
              <text:list-item>
                <text:p>Filter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2" draw:layer="layout" svg:width="17.271cm" svg:height="13.38cm" svg:x="2.159cm" svg:y="13.271cm" presentation:class="notes" presentation:user-transformed="true">
            <draw:text-box>
              <text:p>Listener - instructs envoy to listen on a port, accept incoming connections and send them through the listener filter chain.</text:p>
              <text:p>The filter chain in the listener is responsible to send the data/requests to the upstream cluster</text:p>
              <text:p>Cluster – That is the destination of traffic (usually coming from the listener). A cluster is composed of several endpoints (it’s memebers). There are different cluster types. Each cluster type has a different way of discovering endpoints. strict_dns, logical_dns, static, eds.</text:p>
              <text:p>Route – Routes for the L7 HCM filter specify how to send requests to the upstream cluster.</text:p>
              <text:p>Filters – Pieces of code that the data is passed through to. They are arranged in a chain, where one filter is called after the other. </text:p>
              <text:p/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low of Data</text:p>
          </draw:text-box>
        </draw:frame>
        <draw:custom-shape draw:style-name="gr2" draw:text-style-name="P3" draw:layer="layout" svg:width="6.604cm" svg:height="1.778cm" svg:x="0.254cm" svg:y="6.096cm">
          <text:p text:style-name="P3">Downstream client<text:line-break/>(app)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72cm" svg:height="1.778cm" svg:x="8.128cm" svg:y="6.096cm">
          <text:p text:style-name="P3">Listener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858cm" svg:y1="7.012cm" svg:x2="8.128cm" svg:y2="7.012cm">
          <text:p/>
        </draw:line>
        <draw:custom-shape draw:style-name="gr5" draw:text-style-name="P3" draw:layer="layout" svg:width="5.08cm" svg:height="1.778cm" svg:x="14.624cm" svg:y="6.096cm">
          <text:p text:style-name="P3">Filters</text:p>
          <text:p text:style-name="P3">(routing decision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1.778cm" svg:x="21.428cm" svg:y="6.096cm">
          <text:p text:style-name="P3">Upstream Cluster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9cm" svg:y1="7.112cm" svg:x2="14.624cm" svg:y2="7.112cm">
          <text:p/>
        </draw:line>
        <draw:line draw:style-name="gr4" draw:text-style-name="P4" draw:layer="layout" svg:x1="19.704cm" svg:y1="7.112cm" svg:x2="21.428cm" svg:y2="7.112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Routing Decision</text:p>
          </draw:text-box>
        </draw:frame>
        <draw:custom-shape draw:style-name="gr2" draw:text-style-name="P3" draw:layer="layout" svg:width="6.604cm" svg:height="1.778cm" svg:x="0.254cm" svg:y="6.096cm">
          <text:p text:style-name="P3">TCP Filter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772cm" svg:height="1.778cm" svg:x="8.128cm" svg:y="6.096cm">
          <text:p text:style-name="P3">HCM filter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858cm" svg:y1="7.012cm" svg:x2="8.128cm" svg:y2="7.012cm">
          <text:p/>
        </draw:line>
        <draw:custom-shape draw:style-name="gr5" draw:text-style-name="P3" draw:layer="layout" svg:width="5.08cm" svg:height="1.778cm" svg:x="14.624cm" svg:y="6.096cm">
          <text:p text:style-name="P3">HTTP Filters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08cm" svg:height="1.778cm" svg:x="21.428cm" svg:y="6.096cm">
          <text:p text:style-name="P3">Router Filter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9cm" svg:y1="7.112cm" svg:x2="14.624cm" svg:y2="7.112cm">
          <text:p/>
        </draw:line>
        <draw:line draw:style-name="gr4" draw:text-style-name="P4" draw:layer="layout" svg:x1="19.704cm" svg:y1="7.112cm" svg:x2="21.428cm" svg:y2="7.112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The HTTP Connection Manager is a TCP filter that ‘converts’ envoy to an L7 proxy. This filter has it’s own chain of HTTP filters. </text:p>
              <text:p/>
              <text:p>The HCM selects a route based on the List of Routes and sends the request down the filter chain.</text:p>
              <text:p/>
              <text:p>The router filter (which should be the last filter in the chain) ends the chain and sends the request to the upstream cluster.</text:p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Exampl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emo time!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06:53:09.263319256</meta:creation-date>
    <dc:date>2020-07-21T13:40:31.337313506</dc:date>
    <meta:editing-duration>PT41M21S</meta:editing-duration>
    <meta:editing-cycles>9</meta:editing-cycles>
    <meta:generator>LibreOffice/6.4.3.2$Linux_X86_64 LibreOffice_project/40$Build-2</meta:generator>
    <meta:document-statistic meta:object-count="57"/>
  </office:meta>
</office:document-meta>
</file>